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c41" officeooo:paragraph-rsid="000dac41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1.1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98cm" fo:min-width="1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972cm" fo:min-width="1.9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2.477cm" fo:min-width="4.0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5" svg:width="4.019cm" svg:height="2.477cm" svg:x="-0.136cm" svg:y="1.3cm"><text:p><text:tab/>Client</text:p><draw:enhanced-geometry svg:viewBox="0 0 21600 21600" draw:type="rectangle" draw:enhanced-path="M 0 0 L 21600 0 21600 21600 0 21600 0 0 Z N"/></draw:custom-shape><draw:custom-shape text:anchor-type="paragraph" draw:z-index="1" draw:name="Shape1_0" draw:style-name="gr15" svg:width="4.019cm" svg:height="2.477cm" svg:x="6.479cm" svg:y="1.252cm"><text:p><text:tab/>Web server</text:p><draw:enhanced-geometry svg:viewBox="0 0 21600 21600" draw:type="rectangle" draw:enhanced-path="M 0 0 L 21600 0 21600 21600 0 21600 0 0 Z N"/></draw:custom-shape><draw:custom-shape text:anchor-type="paragraph" draw:z-index="2" draw:name="Shape1_1" draw:style-name="gr15" svg:width="4.019cm" svg:height="2.477cm" svg:x="-0.208cm" svg:y="6.689cm"><text:p><text:tab/>Action View</text:p><draw:enhanced-geometry svg:viewBox="0 0 21600 21600" draw:type="rectangle" draw:enhanced-path="M 0 0 L 21600 0 21600 21600 0 21600 0 0 Z N"/></draw:custom-shape><draw:custom-shape text:anchor-type="paragraph" draw:z-index="3" draw:name="Shape1_2" draw:style-name="gr15" svg:width="4.019cm" svg:height="2.477cm" svg:x="6.574cm" svg:y="6.856cm"><text:p><text:tab/>controller</text:p><draw:enhanced-geometry svg:viewBox="0 0 21600 21600" draw:type="rectangle" draw:enhanced-path="M 0 0 L 21600 0 21600 21600 0 21600 0 0 Z N"/></draw:custom-shape><draw:custom-shape text:anchor-type="paragraph" draw:z-index="4" draw:name="Shape1_3" draw:style-name="gr15" svg:width="4.019cm" svg:height="2.477cm" svg:x="11.024cm" svg:y="10.248cm"><text:p><text:tab/>Active record</text:p><draw:enhanced-geometry svg:viewBox="0 0 21600 21600" draw:type="rectangle" draw:enhanced-path="M 0 0 L 21600 0 21600 21600 0 21600 0 0 Z N"/></draw:custom-shape><draw:custom-shape text:anchor-type="paragraph" draw:z-index="5" draw:name="Shape2" draw:style-name="gr14" draw:text-style-name="P3" svg:width="1.973cm" svg:height="1.973cm" svg:x="12.229cm" svg:y="14.526cm"><text:p text:style-name="P3">DB</text:p><draw:enhanced-geometry svg:viewBox="0 0 21600 21600" draw:type="rectangle" draw:enhanced-path="M 0 0 L 21600 0 21600 21600 0 21600 0 0 Z N"/></draw:custom-shape><draw:custom-shape text:anchor-type="paragraph" draw:z-index="6" draw:name="Shape3" draw:style-name="gr13" svg:width="1.973cm" svg:height="0.842cm" svg:x="12.229cm" svg:y="13.9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4" draw:style-name="gr12" draw:text-style-name="P3" svg:x1="3.882cm" svg:y1="1.898cm" svg:x2="6.478cm" svg:y2="1.873cm"><text:p/></draw:line><draw:line text:anchor-type="paragraph" draw:z-index="8" draw:name="Shape5" draw:style-name="gr12" draw:text-style-name="P3" svg:x1="8.308cm" svg:y1="3.845cm" svg:x2="8.356cm" svg:y2="6.856cm"><text:p/></draw:line><draw:line text:anchor-type="paragraph" draw:z-index="9" draw:name="Shape6" draw:style-name="gr12" draw:text-style-name="P3" svg:x1="1.452cm" svg:y1="6.689cm" svg:x2="1.452cm" svg:y2="3.918cm"><text:p/></draw:line><draw:line text:anchor-type="paragraph" draw:z-index="10" draw:name="Shape7" draw:style-name="gr12" draw:text-style-name="P3" svg:x1="6.574cm" svg:y1="7.862cm" svg:x2="3.81cm" svg:y2="7.887cm"><text:p/></draw:line><draw:line text:anchor-type="paragraph" draw:z-index="11" draw:name="Shape8" draw:style-name="gr12" draw:text-style-name="P3" svg:x1="10.592cm" svg:y1="7.622cm" svg:x2="13.672cm" svg:y2="7.622cm"><text:p/></draw:line><draw:line text:anchor-type="paragraph" draw:z-index="12" draw:name="Shape9" draw:style-name="gr12" draw:text-style-name="P3" svg:x1="13.623cm" svg:y1="7.766cm" svg:x2="13.623cm" svg:y2="10.248cm"><text:p/></draw:line><draw:line text:anchor-type="paragraph" draw:z-index="13" draw:name="Shape10" draw:style-name="gr12" draw:text-style-name="P3" svg:x1="12.734cm" svg:y1="10.248cm" svg:x2="12.782cm" svg:y2="8.223cm"><text:p/></draw:line><draw:line text:anchor-type="paragraph" draw:z-index="14" draw:name="Shape11" draw:style-name="gr12" draw:text-style-name="P3" svg:x1="12.733cm" svg:y1="8.223cm" svg:x2="10.592cm" svg:y2="8.223cm"><text:p/></draw:line><draw:line text:anchor-type="paragraph" draw:z-index="15" draw:name="Shape12" draw:style-name="gr12" draw:text-style-name="P3" svg:x1="7.297cm" svg:y1="9.333cm" svg:x2="7.322cm" svg:y2="10.825cm"><text:p/></draw:line><draw:line text:anchor-type="paragraph" draw:z-index="16" draw:name="Shape13" draw:style-name="gr12" draw:text-style-name="P3" svg:x1="7.562cm" svg:y1="10.896cm" svg:x2="9.896cm" svg:y2="10.968cm"><text:p/></draw:line><draw:line text:anchor-type="paragraph" draw:z-index="17" draw:name="Shape14" draw:style-name="gr12" draw:text-style-name="P3" svg:x1="9.895cm" svg:y1="10.896cm" svg:x2="9.918cm" svg:y2="9.333cm"><text:p/></draw:line><draw:line text:anchor-type="paragraph" draw:z-index="18" draw:name="Shape15" draw:style-name="gr12" draw:text-style-name="P3" svg:x1="12.541cm" svg:y1="12.725cm" svg:x2="12.541cm" svg:y2="13.997cm"><text:p/></draw:line><draw:line text:anchor-type="paragraph" draw:z-index="19" draw:name="Shape16" draw:style-name="gr12" draw:text-style-name="P3" svg:x1="13.792cm" svg:y1="13.997cm" svg:x2="13.84cm" svg:y2="12.725cm"><text:p/></draw:line><draw:frame text:anchor-type="paragraph" draw:z-index="20" draw:name="Shape17" draw:style-name="gr11" draw:text-style-name="P2" svg:width="2.597cm" svg:height="0.652cm" svg:x="4.364cm" svg:y="8.273cm"><draw:text-box><text:p>render</text:p></draw:text-box></draw:frame><draw:frame text:anchor-type="paragraph" draw:z-index="21" draw:name="Shape18" draw:style-name="gr10" draw:text-style-name="P2" svg:width="2.597cm" svg:height="0.772cm" svg:x="7.586cm" svg:y="11.086cm"><draw:text-box><text:p>Redirects</text:p></draw:text-box></draw:frame><draw:frame text:anchor-type="paragraph" draw:z-index="22" draw:name="Shape19" draw:style-name="gr9" draw:text-style-name="P2" svg:width="1.876cm" svg:height="0.625cm" svg:x="14.346cm" svg:y="9.5cm"><draw:text-box><text:p>Model</text:p></draw:text-box></draw:frame><draw:frame text:anchor-type="paragraph" draw:z-index="23" draw:name="Shape20" draw:style-name="gr8" draw:text-style-name="P2" svg:width="2.454cm" svg:height="0.489cm" svg:x="11.194cm" svg:y="7.047cm"><draw:text-box><text:p>crud</text:p></draw:text-box></draw:frame><draw:frame text:anchor-type="paragraph" draw:z-index="24" draw:name="Shape21" draw:style-name="gr7" draw:text-style-name="P2" svg:width="1.733cm" svg:height="0.578cm" svg:x="11.049cm" svg:y="8.514cm"><draw:text-box><text:p>Response</text:p></draw:text-box></draw:frame><draw:frame text:anchor-type="paragraph" draw:z-index="25" draw:name="Shape22" draw:style-name="gr6" draw:text-style-name="P2" svg:width="3.32cm" svg:height="0.553cm" svg:x="8.066cm" svg:y="5.147cm"><draw:text-box><text:p>Dispacther</text:p></draw:text-box></draw:frame><draw:frame text:anchor-type="paragraph" draw:z-index="26" draw:name="Shape23" draw:style-name="gr5" draw:text-style-name="P2" svg:width="2.886cm" svg:height="0.489cm" svg:x="8.645cm" svg:y="3.847cm"><draw:text-box><text:p>forwards</text:p></draw:text-box></draw:frame><draw:frame text:anchor-type="paragraph" draw:z-index="27" draw:name="Shape24" draw:style-name="gr4" draw:text-style-name="P2" svg:width="2.237cm" svg:height="0.503cm" svg:x="4.242cm" svg:y="1.371cm"><draw:text-box><text:p>request</text:p></draw:text-box></draw:frame><draw:frame text:anchor-type="paragraph" draw:z-index="28" draw:name="Shape25" draw:style-name="gr3" draw:text-style-name="P2" svg:width="2.43cm" svg:height="0.65cm" svg:x="1.741cm" svg:y="5.17cm"><draw:text-box><text:p>Displays</text:p></draw:text-box></draw:frame><draw:frame text:anchor-type="paragraph" draw:z-index="29" draw:name="Shape26" draw:style-name="gr2" draw:text-style-name="P2" svg:width="2.165cm" svg:height="0.489cm" svg:x="8.692cm" svg:y="6.47cm"><draw:text-box><text:p>loads</text:p></draw:text-box></draw:frame><draw:frame text:anchor-type="paragraph" draw:z-index="30" draw:name="Shape27" draw:style-name="gr1" draw:text-style-name="P2" svg:width="9.383cm" svg:height="1.179cm" svg:x="5.396cm" svg:y="17.773cm"><draw:text-box><text:p>Rails application working</text:p></draw:text-box></draw:frame>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6:31:39.343640706</meta:creation-date>
    <dc:date>2022-03-28T16:43:48.336216230</dc:date>
    <meta:editing-duration>PT1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